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166cm" style:rel-column-width="16060*"/>
    </style:style>
    <style:style style:name="Tabelle1.C" style:family="table-column">
      <style:table-column-properties style:column-width="4.5cm" style:rel-column-width="17345*"/>
    </style:style>
    <style:style style:name="Tabelle1.D" style:family="table-column">
      <style:table-column-properties style:column-width="4.168cm" style:rel-column-width="16070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weight="bold" officeooo:rsid="0004b67f" officeooo:paragraph-rsid="0004b67f" style:font-weight-asian="bold" style:font-weight-complex="bold"/>
    </style:style>
    <style:style style:name="P2" style:family="paragraph" style:parent-style-name="Table_20_Contents">
      <style:text-properties fo:font-weight="bold" officeooo:rsid="00089dfe" officeooo:paragraph-rsid="00089dfe" style:font-weight-asian="bold" style:font-weight-complex="bold"/>
    </style:style>
    <style:style style:name="P3" style:family="paragraph" style:parent-style-name="Table_20_Contents">
      <style:text-properties officeooo:rsid="0007656a" officeooo:paragraph-rsid="0007656a"/>
    </style:style>
    <style:style style:name="P4" style:family="paragraph" style:parent-style-name="Table_20_Contents">
      <style:text-properties officeooo:rsid="00089dfe" officeooo:paragraph-rsid="00089dfe"/>
    </style:style>
    <style:style style:name="P5" style:family="paragraph" style:parent-style-name="Table_20_Contents">
      <style:text-properties officeooo:rsid="000a6099" officeooo:paragraph-rsid="000a6099"/>
    </style:style>
    <style:style style:name="P6" style:family="paragraph" style:parent-style-name="Table_20_Contents">
      <style:text-properties officeooo:rsid="000c3194" officeooo:paragraph-rsid="000c3194"/>
    </style:style>
    <style:style style:name="P7" style:family="paragraph" style:parent-style-name="Table_20_Contents">
      <style:text-properties officeooo:rsid="000c4484" officeooo:paragraph-rsid="000c4484"/>
    </style:style>
    <style:style style:name="P8" style:family="paragraph" style:parent-style-name="Table_20_Contents">
      <style:text-properties officeooo:rsid="000e74c2" officeooo:paragraph-rsid="000e74c2"/>
    </style:style>
    <style:style style:name="P9" style:family="paragraph" style:parent-style-name="Table_20_Contents">
      <style:text-properties officeooo:rsid="000e7b79" officeooo:paragraph-rsid="000e7b79"/>
    </style:style>
    <style:style style:name="P10" style:family="paragraph" style:parent-style-name="Table_20_Contents">
      <style:text-properties officeooo:rsid="000fa63f" officeooo:paragraph-rsid="000fa63f"/>
    </style:style>
    <style:style style:name="P11" style:family="paragraph" style:parent-style-name="Table_20_Contents">
      <style:text-properties officeooo:rsid="001392e3" officeooo:paragraph-rsid="001392e3"/>
    </style:style>
    <style:style style:name="P12" style:family="paragraph" style:parent-style-name="Table_20_Contents">
      <style:text-properties officeooo:rsid="0017ff0d" officeooo:paragraph-rsid="0017ff0d"/>
    </style:style>
    <style:style style:name="P13" style:family="paragraph" style:parent-style-name="Table_20_Contents">
      <style:text-properties officeooo:paragraph-rsid="0017ff0d"/>
    </style:style>
    <style:style style:name="P14" style:family="paragraph" style:parent-style-name="Table_20_Contents">
      <style:text-properties officeooo:rsid="0019b350" officeooo:paragraph-rsid="0019b350"/>
    </style:style>
    <style:style style:name="P15" style:family="paragraph" style:parent-style-name="Table_20_Contents">
      <style:text-properties officeooo:rsid="001a2cab" officeooo:paragraph-rsid="001a2cab"/>
    </style:style>
    <style:style style:name="P16" style:family="paragraph" style:parent-style-name="Table_20_Contents">
      <style:text-properties officeooo:paragraph-rsid="001392e3"/>
    </style:style>
    <style:style style:name="P17" style:family="paragraph" style:parent-style-name="Table_20_Contents">
      <style:text-properties officeooo:rsid="001a42c2" officeooo:paragraph-rsid="001a42c2"/>
    </style:style>
    <style:style style:name="P18" style:family="paragraph" style:parent-style-name="Table_20_Contents">
      <style:text-properties officeooo:paragraph-rsid="001c0878"/>
    </style:style>
    <style:style style:name="P19" style:family="paragraph" style:parent-style-name="Table_20_Contents">
      <style:text-properties officeooo:rsid="001c0878" officeooo:paragraph-rsid="001c0878"/>
    </style:style>
    <style:style style:name="P20" style:family="paragraph" style:parent-style-name="Table_20_Contents">
      <style:text-properties officeooo:rsid="001df1b0" officeooo:paragraph-rsid="001df1b0"/>
    </style:style>
    <style:style style:name="P21" style:family="paragraph" style:parent-style-name="Table_20_Contents">
      <style:text-properties officeooo:paragraph-rsid="000e7b79"/>
    </style:style>
    <style:style style:name="P22" style:family="paragraph" style:parent-style-name="Table_20_Contents">
      <style:text-properties officeooo:paragraph-rsid="0021d58a"/>
    </style:style>
    <style:style style:name="P23" style:family="paragraph" style:parent-style-name="Table_20_Contents">
      <style:text-properties officeooo:rsid="0023ba5a" officeooo:paragraph-rsid="0023ba5a"/>
    </style:style>
    <style:style style:name="P24" style:family="paragraph" style:parent-style-name="Table_20_Contents">
      <style:text-properties officeooo:rsid="0023ba5a" officeooo:paragraph-rsid="002a9fcc"/>
    </style:style>
    <style:style style:name="P25" style:family="paragraph" style:parent-style-name="Table_20_Contents">
      <style:text-properties officeooo:rsid="0026c11e" officeooo:paragraph-rsid="0026c11e"/>
    </style:style>
    <style:style style:name="P26" style:family="paragraph" style:parent-style-name="Table_20_Contents">
      <style:text-properties officeooo:rsid="0026c11e" officeooo:paragraph-rsid="0027ca2c"/>
    </style:style>
    <style:style style:name="P27" style:family="paragraph" style:parent-style-name="Table_20_Contents">
      <style:text-properties officeooo:rsid="0027eb39" officeooo:paragraph-rsid="0027eb39"/>
    </style:style>
    <style:style style:name="P28" style:family="paragraph" style:parent-style-name="Table_20_Contents">
      <style:text-properties officeooo:rsid="002c8cf0" officeooo:paragraph-rsid="002c8cf0"/>
    </style:style>
    <style:style style:name="P29" style:family="paragraph" style:parent-style-name="Table_20_Contents">
      <style:text-properties officeooo:rsid="002ef64f" officeooo:paragraph-rsid="002ef64f"/>
    </style:style>
    <style:style style:name="P30" style:family="paragraph" style:parent-style-name="Table_20_Contents">
      <style:text-properties officeooo:rsid="0030c7a2" officeooo:paragraph-rsid="0030c7a2"/>
    </style:style>
    <style:style style:name="P31" style:family="paragraph" style:parent-style-name="Table_20_Contents">
      <style:text-properties officeooo:paragraph-rsid="0030c7a2"/>
    </style:style>
    <style:style style:name="P32" style:family="paragraph" style:parent-style-name="Table_20_Contents">
      <style:text-properties officeooo:rsid="00323257" officeooo:paragraph-rsid="00323257"/>
    </style:style>
    <style:style style:name="P33" style:family="paragraph" style:parent-style-name="Table_20_Contents">
      <style:text-properties officeooo:paragraph-rsid="00323257"/>
    </style:style>
    <style:style style:name="P34" style:family="paragraph" style:parent-style-name="Table_20_Contents">
      <style:text-properties officeooo:rsid="003628bc" officeooo:paragraph-rsid="003628bc"/>
    </style:style>
    <style:style style:name="P35" style:family="paragraph" style:parent-style-name="Table_20_Contents">
      <style:text-properties officeooo:rsid="0037013a" officeooo:paragraph-rsid="0037013a"/>
    </style:style>
    <style:style style:name="P36" style:family="paragraph" style:parent-style-name="Table_20_Contents">
      <style:text-properties officeooo:rsid="0037bb97" officeooo:paragraph-rsid="0037bb97"/>
    </style:style>
    <style:style style:name="P37" style:family="paragraph" style:parent-style-name="Table_20_Contents">
      <style:text-properties officeooo:rsid="003caf6a" officeooo:paragraph-rsid="003caf6a"/>
    </style:style>
    <style:style style:name="P38" style:family="paragraph" style:parent-style-name="Table_20_Contents">
      <style:text-properties officeooo:rsid="003cc6f9" officeooo:paragraph-rsid="003cc6f9"/>
    </style:style>
    <style:style style:name="P39" style:family="paragraph" style:parent-style-name="Table_20_Contents">
      <style:text-properties officeooo:rsid="003dc891" officeooo:paragraph-rsid="003dc891"/>
    </style:style>
    <style:style style:name="P40" style:family="paragraph" style:parent-style-name="Table_20_Contents">
      <style:text-properties officeooo:rsid="0041a27a" officeooo:paragraph-rsid="0041a27a"/>
    </style:style>
    <style:style style:name="P41" style:family="paragraph" style:parent-style-name="Table_20_Contents">
      <style:text-properties officeooo:rsid="0041a27a" officeooo:paragraph-rsid="0041d731"/>
    </style:style>
    <style:style style:name="P42" style:family="paragraph" style:parent-style-name="Table_20_Contents">
      <style:text-properties officeooo:rsid="0041d731" officeooo:paragraph-rsid="0041d731"/>
    </style:style>
    <style:style style:name="P43" style:family="paragraph" style:parent-style-name="Table_20_Contents">
      <style:text-properties officeooo:paragraph-rsid="0041d731"/>
    </style:style>
    <style:style style:name="P44" style:family="paragraph" style:parent-style-name="Table_20_Contents">
      <style:text-properties officeooo:rsid="0043712f" officeooo:paragraph-rsid="0043712f"/>
    </style:style>
    <style:style style:name="P45" style:family="paragraph" style:parent-style-name="Table_20_Contents">
      <style:text-properties officeooo:rsid="0043712f" officeooo:paragraph-rsid="00449bee"/>
    </style:style>
    <style:style style:name="P46" style:family="paragraph" style:parent-style-name="Table_20_Contents">
      <style:text-properties officeooo:rsid="00449bee" officeooo:paragraph-rsid="00449bee"/>
    </style:style>
    <style:style style:name="P47" style:family="paragraph" style:parent-style-name="Table_20_Contents">
      <style:text-properties officeooo:rsid="00485c56" officeooo:paragraph-rsid="00485c56"/>
    </style:style>
    <style:style style:name="T1" style:family="text">
      <style:text-properties officeooo:rsid="0007656a"/>
    </style:style>
    <style:style style:name="T2" style:family="text">
      <style:text-properties officeooo:rsid="000e12c6"/>
    </style:style>
    <style:style style:name="T3" style:family="text">
      <style:text-properties officeooo:rsid="000e74c2"/>
    </style:style>
    <style:style style:name="T4" style:family="text">
      <style:text-properties officeooo:rsid="000e7b79"/>
    </style:style>
    <style:style style:name="T5" style:family="text">
      <style:text-properties officeooo:rsid="000f2098"/>
    </style:style>
    <style:style style:name="T6" style:family="text">
      <style:text-properties officeooo:rsid="001134e7"/>
    </style:style>
    <style:style style:name="T7" style:family="text">
      <style:text-properties officeooo:rsid="0011b932"/>
    </style:style>
    <style:style style:name="T8" style:family="text">
      <style:text-properties officeooo:rsid="0017ff0d"/>
    </style:style>
    <style:style style:name="T9" style:family="text">
      <style:text-properties officeooo:rsid="0019b350"/>
    </style:style>
    <style:style style:name="T10" style:family="text">
      <style:text-properties officeooo:rsid="001a2cab"/>
    </style:style>
    <style:style style:name="T11" style:family="text">
      <style:text-properties officeooo:rsid="001df1b0"/>
    </style:style>
    <style:style style:name="T12" style:family="text">
      <style:text-properties officeooo:rsid="001fc5e1"/>
    </style:style>
    <style:style style:name="T13" style:family="text">
      <style:text-properties officeooo:rsid="00202e07"/>
    </style:style>
    <style:style style:name="T14" style:family="text">
      <style:text-properties officeooo:rsid="002198fc"/>
    </style:style>
    <style:style style:name="T15" style:family="text">
      <style:text-properties officeooo:rsid="0021d58a"/>
    </style:style>
    <style:style style:name="T16" style:family="text">
      <style:text-properties officeooo:rsid="0023ba5a"/>
    </style:style>
    <style:style style:name="T17" style:family="text">
      <style:text-properties officeooo:rsid="0025098e"/>
    </style:style>
    <style:style style:name="T18" style:family="text">
      <style:text-properties officeooo:rsid="0025b56e"/>
    </style:style>
    <style:style style:name="T19" style:family="text">
      <style:text-properties officeooo:rsid="0025eacc"/>
    </style:style>
    <style:style style:name="T20" style:family="text">
      <style:text-properties officeooo:rsid="002a9fcc"/>
    </style:style>
    <style:style style:name="T21" style:family="text">
      <style:text-properties style:text-position="super 58%"/>
    </style:style>
    <style:style style:name="T22" style:family="text">
      <style:text-properties style:text-position="super 58%" officeooo:rsid="002a9fcc"/>
    </style:style>
    <style:style style:name="T23" style:family="text">
      <style:text-properties officeooo:rsid="002bc495"/>
    </style:style>
    <style:style style:name="T24" style:family="text">
      <style:text-properties officeooo:rsid="002dbe64"/>
    </style:style>
    <style:style style:name="T25" style:family="text">
      <style:text-properties officeooo:rsid="0030c7a2"/>
    </style:style>
    <style:style style:name="T26" style:family="text">
      <style:text-properties officeooo:rsid="00323257"/>
    </style:style>
    <style:style style:name="T27" style:family="text">
      <style:text-properties fo:font-style="italic" officeooo:rsid="00323257" style:font-style-asian="italic" style:font-style-complex="italic"/>
    </style:style>
    <style:style style:name="T28" style:family="text">
      <style:text-properties fo:font-style="italic" officeooo:rsid="0040760d" style:font-style-asian="italic" style:font-style-complex="italic"/>
    </style:style>
    <style:style style:name="T29" style:family="text">
      <style:text-properties officeooo:rsid="00342c15"/>
    </style:style>
    <style:style style:name="T30" style:family="text">
      <style:text-properties officeooo:rsid="00351adf"/>
    </style:style>
    <style:style style:name="T31" style:family="text">
      <style:text-properties officeooo:rsid="003628bc"/>
    </style:style>
    <style:style style:name="T32" style:family="text">
      <style:text-properties officeooo:rsid="0037013a"/>
    </style:style>
    <style:style style:name="T33" style:family="text">
      <style:text-properties officeooo:rsid="0038dda8"/>
    </style:style>
    <style:style style:name="T34" style:family="text">
      <style:text-properties officeooo:rsid="00393d2e"/>
    </style:style>
    <style:style style:name="T35" style:family="text">
      <style:text-properties officeooo:rsid="003cc6f9"/>
    </style:style>
    <style:style style:name="T36" style:family="text">
      <style:text-properties officeooo:rsid="0041d731"/>
    </style:style>
    <style:style style:name="T37" style:family="text">
      <style:text-properties officeooo:rsid="00448e3d"/>
    </style:style>
    <style:style style:name="T38" style:family="text">
      <style:text-properties officeooo:rsid="00449bee"/>
    </style:style>
    <style:style style:name="T39" style:family="text">
      <style:text-properties officeooo:rsid="0045922e"/>
    </style:style>
    <style:style style:name="T40" style:family="text">
      <style:text-properties officeooo:rsid="00477a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>
          <table:table-cell table:style-name="Tabelle1.A1" office:value-type="string">
            <text:p text:style-name="P1">Id-Number</text:p>
          </table:table-cell>
          <table:table-cell table:style-name="Tabelle1.A1" office:value-type="string">
            <text:p text:style-name="P1">Steps to recreate</text:p>
          </table:table-cell>
          <table:table-cell table:style-name="Tabelle1.A1" office:value-type="string">
            <text:p text:style-name="P2">Expected behaviour</text:p>
          </table:table-cell>
          <table:table-cell table:style-name="Tabelle1.A1" office:value-type="string">
            <text:p text:style-name="P1">Ok/Not ok <text:span text:style-name="T1">(Error message)</text:span></text:p>
          </table:table-cell>
        </table:table-row>
        <table:table-row>
          <table:table-cell table:style-name="Tabelle1.A1" table:number-columns-spanned="4" office:value-type="string">
            <text:p text:style-name="Table_20_Contents"><text:line-break/><text:span text:style-name="T1">V</text:span><text:span text:style-name="T26">1</text:span><text:span text:style-name="T1"> – General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3"><text:span text:style-name="T26">1</text:span>.1</text:p>
          </table:table-cell>
          <table:table-cell table:style-name="Tabelle1.A1" office:value-type="string">
            <text:p text:style-name="P4">1. Start program</text:p>
          </table:table-cell>
          <table:table-cell table:style-name="Tabelle1.A1" office:value-type="string">
            <text:p text:style-name="P4">Start screen display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"><text:span text:style-name="T26">1</text:span>.2</text:p>
          </table:table-cell>
          <table:table-cell table:style-name="Tabelle1.A1" office:value-type="string">
            <text:p text:style-name="P5">1. Start program<text:line-break/>2. Click on “Help” → “About”</text:p>
          </table:table-cell>
          <table:table-cell table:style-name="Tabelle1.A1" office:value-type="string">
            <text:p text:style-name="P5">Info screen display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"><text:span text:style-name="T26">1</text:span>.3</text:p>
          </table:table-cell>
          <table:table-cell table:style-name="Tabelle1.A1" office:value-type="string">
            <text:p text:style-name="P5">1. Start program<text:line-break/>2. Click on “Help” → “About Qt”</text:p>
          </table:table-cell>
          <table:table-cell table:style-name="Tabelle1.A1" office:value-type="string">
            <text:p text:style-name="P5">QT Info display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"><text:span text:style-name="T26">1</text:span>.4.1</text:p>
          </table:table-cell>
          <table:table-cell table:style-name="Tabelle1.A1" office:value-type="string">
            <text:p text:style-name="P6">1. Start program<text:line-break/>2. Click on “New Combat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"><text:span text:style-name="T26">1</text:span>.4.2</text:p>
          </table:table-cell>
          <table:table-cell table:style-name="Tabelle1.A1" office:value-type="string">
            <text:p text:style-name="P6">1. Start program<text:line-break/>2. Type “Ctrl + N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"><text:span text:style-name="T26">1</text:span>.5.<text:span text:style-name="T2">1</text:span></text:p>
          </table:table-cell>
          <table:table-cell table:style-name="Tabelle1.A1" office:value-type="string">
            <text:p text:style-name="P7">1. Start program<text:line-break/>2. Click on “Open table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8"><text:span text:style-name="T26">1</text:span>.5.2</text:p>
          </table:table-cell>
          <table:table-cell table:style-name="Tabelle1.A1" office:value-type="string">
            <text:p text:style-name="P6">1. Start program<text:line-break/>2. Type “Ctrl + <text:span text:style-name="T3">O</text:span>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Table_20_Contents"><text:span text:style-name="T4"><text:line-break/>V</text:span><text:span text:style-name="T26">2</text:span><text:span text:style-name="T4"> – C</text:span><text:span text:style-name="T11">ombat </text:span><text:span text:style-name="T4">creation<text:line-break/></text:span><text:span text:style-name="T27">NOTE: Before all steps, the program has to be started and a new combat has to be creat</text:span><text:span text:style-name="T28">ed.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9"><text:span text:style-name="T26">2</text:span>.1.<text:span text:style-name="T7">1</text:span></text:p>
          </table:table-cell>
          <table:table-cell table:style-name="Tabelle1.A1" office:value-type="string">
            <text:p text:style-name="P21"><text:span text:style-name="T26">2</text:span><text:span text:style-name="T4">. </text:span><text:span text:style-name="T5">Type in information for all fields<text:line-break/></text:span><text:span text:style-name="T26">2</text:span><text:span text:style-name="T12">. Click “Save and create new character”</text:span><text:span text:style-name="T5"><text:line-break/></text:span><text:span text:style-name="T26">3</text:span><text:span text:style-name="T5">. Repeat </text:span><text:span text:style-name="T13">once</text:span><text:span text:style-name="T5"><text:line-break/></text:span><text:span text:style-name="T26">4</text:span><text:span text:style-name="T5">. Click on “Save and finish” </text:span><text:span text:style-name="T33">and confirm</text:span></text:p>
          </table:table-cell>
          <table:table-cell table:style-name="Tabelle1.A1" office:value-type="string">
            <text:p text:style-name="P10"><text:span text:style-name="T34">Warning message appears, after that t</text:span>able with correct information opens <text:span text:style-name="T6">in sorted order (by initiative)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1"><text:span text:style-name="T26">2</text:span>.1.2</text:p>
          </table:table-cell>
          <table:table-cell table:style-name="Tabelle1.A1" office:value-type="string">
            <text:p text:style-name="P16"><text:span text:style-name="T26">1</text:span><text:span text:style-name="T4">. </text:span><text:span text:style-name="T5">Type in information for all fields<text:line-break/></text:span><text:span text:style-name="T26">2</text:span><text:span text:style-name="T14">. Click “Save and create new character”</text:span><text:span text:style-name="T5"><text:line-break/></text:span><text:span text:style-name="T26">3</text:span><text:span text:style-name="T14">. Repeat ONLY information entering<text:line-break/></text:span><text:span text:style-name="T26">4</text:span><text:span text:style-name="T14">. Click on “Save and finish”</text:span></text:p>
          </table:table-cell>
          <table:table-cell table:style-name="Tabelle1.A1" office:value-type="string">
            <text:p text:style-name="P10">Table with correct information opens <text:span text:style-name="T6">in sorted order (by initiative)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0"><text:span text:style-name="T26">2</text:span>.1.3</text:p>
          </table:table-cell>
          <table:table-cell table:style-name="Tabelle1.A1" office:value-type="string">
            <text:p text:style-name="P22"><text:span text:style-name="T26">1</text:span><text:span text:style-name="T4">. </text:span><text:span text:style-name="T5">Type in information </text:span><text:span text:style-name="T12">only for the name</text:span><text:span text:style-name="T5"><text:line-break/></text:span><text:span text:style-name="T26">2</text:span><text:span text:style-name="T5">. </text:span><text:span text:style-name="T14">Click “Save and create new character”</text:span><text:span text:style-name="T5"><text:line-break/></text:span><text:span text:style-name="T26">3</text:span><text:span text:style-name="T5">. </text:span><text:span text:style-name="T15">Repeat once<text:line-break/></text:span><text:span text:style-name="T26">4</text:span><text:span text:style-name="T5">. Click on “Save and finish”</text:span></text:p>
          </table:table-cell>
          <table:table-cell table:style-name="Tabelle1.A1" office:value-type="string">
            <text:p text:style-name="P24">Table with names opens, “<text:span text:style-name="T20">No” for “Is NPC”, 0 for both INI and modifier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3"><text:span text:style-name="T26">2</text:span>.1.4</text:p>
          </table:table-cell>
          <table:table-cell table:style-name="Tabelle1.A1" office:value-type="string">
            <text:p text:style-name="P22"><text:span text:style-name="T26">1</text:span><text:span text:style-name="T4">. </text:span><text:span text:style-name="T5">Type in information </text:span><text:span text:style-name="T12">only for the name</text:span><text:span text:style-name="T5"><text:line-break/></text:span><text:span text:style-name="T26">2</text:span><text:span text:style-name="T5">. </text:span><text:span text:style-name="T14">Click “Save and create new character”</text:span><text:span text:style-name="T5"><text:line-break/></text:span><text:soft-page-break/><text:span text:style-name="T26">3</text:span><text:span text:style-name="T5">. </text:span><text:span text:style-name="T15">Repeat </text:span><text:span text:style-name="T16">ONLY information entering</text:span><text:span text:style-name="T15"><text:line-break/></text:span><text:span text:style-name="T26">4</text:span><text:span text:style-name="T5">. Click on “Save and finish”</text:span></text:p>
          </table:table-cell>
          <table:table-cell table:style-name="Tabelle1.A1" office:value-type="string">
            <text:p text:style-name="P23">Table with names opens, “<text:span text:style-name="T20">No” for “Is NPC”, 0 for both INI and modifier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5"><text:span text:style-name="T26">2</text:span>.1.<text:span text:style-name="T17">5</text:span></text:p>
          </table:table-cell>
          <table:table-cell table:style-name="Tabelle1.A1" office:value-type="string">
            <text:p text:style-name="P16"><text:span text:style-name="T29">1</text:span><text:span text:style-name="T4">. </text:span><text:span text:style-name="T10">Click on “Save and create new character”</text:span></text:p>
          </table:table-cell>
          <table:table-cell table:style-name="Tabelle1.A1" office:value-type="string">
            <text:p text:style-name="P15">Error message apperars, telling that at least a name is need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7"><text:span text:style-name="T26">2</text:span>.1.<text:span text:style-name="T17">6</text:span></text:p>
          </table:table-cell>
          <table:table-cell table:style-name="Tabelle1.A1" office:value-type="string">
            <text:p text:style-name="P18"><text:span text:style-name="T29">1</text:span><text:span text:style-name="T4">. </text:span><text:span text:style-name="T5">Type in information for all fields </text:span><text:span text:style-name="T18">or just the name</text:span><text:span text:style-name="T5"><text:line-break/></text:span><text:span text:style-name="T29">2</text:span><text:span text:style-name="T5">. Click on “Save and finish”</text:span></text:p>
          </table:table-cell>
          <table:table-cell table:style-name="Tabelle1.A1" office:value-type="string">
            <text:p text:style-name="P19">Error message appears, telling that at least two characters have to be stor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5"><text:span text:style-name="T26">2</text:span>.1.7</text:p>
          </table:table-cell>
          <table:table-cell table:style-name="Tabelle1.A1" office:value-type="string">
            <text:p text:style-name="P27"><text:span text:style-name="T29">1</text:span><text:span text:style-name="T20">. Store 6 characters. 5 of these characters should have the same initiative. Out of these 5 characters, two characters should have a lower INI-modifier. The other three should have an equal initiative AND modifier. The 6</text:span><text:span text:style-name="T22">th</text:span><text:span text:style-name="T20"> player has a lower initiatve then the other 5. <text:line-break/>For example:<text:line-break/>P1: INI 6<text:line-break/>P2: </text:span><text:span text:style-name="T23">INI 15, Mod 3<text:line-break/>P3: INI 15, Mod 3<text:line-break/>P4: INI 15, Mod 1<text:line-break/>P5: INI 15, Mod 3<text:line-break/>P6: INI 15, Mod 0</text:span><text:line-break/></text:p>
          </table:table-cell>
          <table:table-cell table:style-name="Tabelle1.A1" office:value-type="string">
            <text:p text:style-name="P28">The 3 players with equal INI and mod are the first three entries, their order is random.<text:line-break/>The players with equal intiative, but different modifiers are the 4<text:span text:style-name="T21">th</text:span> and 5<text:span text:style-name="T21">th</text:span> player in sorted order. Player with lower initiative is <text:span text:style-name="T24">the </text:span>last one.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9"><text:span text:style-name="T26">2</text:span>.1.8</text:p>
          </table:table-cell>
          <table:table-cell table:style-name="Tabelle1.A1" office:value-type="string">
            <text:p text:style-name="P25"><text:span text:style-name="T30">1</text:span>. Store 2 characters</text:p>
            <text:p text:style-name="P25"><text:span text:style-name="T30">2</text:span>. Click on “Save and finish”</text:p>
            <text:p text:style-name="P25"><text:span text:style-name="T30">3</text:span>. Decline</text:p>
          </table:table-cell>
          <table:table-cell table:style-name="Tabelle1.A1" office:value-type="string">
            <text:p text:style-name="P26">Char creation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2"><text:span text:style-name="T26">2</text:span>.2</text:p>
          </table:table-cell>
          <table:table-cell table:style-name="Tabelle1.A1" office:value-type="string">
            <text:p text:style-name="P13"><text:span text:style-name="T30">1</text:span><text:span text:style-name="T4">. </text:span><text:span text:style-name="T5">Type in information for all fields<text:line-break/></text:span><text:span text:style-name="T30">2</text:span><text:span text:style-name="T5">. Click on “</text:span><text:span text:style-name="T8">Reset”<text:line-break/></text:span><text:span text:style-name="T30">3</text:span><text:span text:style-name="T19">. Click on “Save and create new character”</text:span></text:p>
          </table:table-cell>
          <table:table-cell table:style-name="Tabelle1.A1" office:value-type="string">
            <text:p text:style-name="P12">All fields resetted properly, <text:span text:style-name="T19">error message appears telling that at least a name is needed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4"><text:span text:style-name="T26">2</text:span>.3.<text:span text:style-name="T25">1</text:span></text:p>
          </table:table-cell>
          <table:table-cell table:style-name="Tabelle1.A1" office:value-type="string">
            <text:p text:style-name="P13"><text:span text:style-name="T30">1</text:span><text:span text:style-name="T4">. </text:span><text:span text:style-name="T9">Click on “Cancel” </text:span></text:p>
          </table:table-cell>
          <table:table-cell table:style-name="Tabelle1.A1" office:value-type="string">
            <text:p text:style-name="P35">Warning message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0"><text:span text:style-name="T26">2</text:span>.3.2</text:p>
          </table:table-cell>
          <table:table-cell table:style-name="Tabelle1.A1" office:value-type="string">
            <text:p text:style-name="P31"><text:span text:style-name="T30">1</text:span><text:span text:style-name="T4">. </text:span><text:span text:style-name="T9">Click on “Cancel” </text:span><text:span text:style-name="T32">and confirm</text:span></text:p>
          </table:table-cell>
          <table:table-cell table:style-name="Tabelle1.A1" office:value-type="string">
            <text:p text:style-name="P36">Start screen display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6">2.3.3</text:p>
          </table:table-cell>
          <table:table-cell table:style-name="Tabelle1.A1" office:value-type="string">
            <text:p text:style-name="P36">1. Click on “Cancel”, but decline</text:p>
          </table:table-cell>
          <table:table-cell table:style-name="Tabelle1.A1" office:value-type="string">
            <text:p text:style-name="P36">Char creation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2">2.4.<text:span text:style-name="T31">1</text:span></text:p>
          </table:table-cell>
          <table:table-cell table:style-name="Tabelle1.A1" office:value-type="string">
            <text:p text:style-name="P33"><text:span text:style-name="T26">1. Start </text:span><text:span text:style-name="T31">a new combat</text:span></text:p>
          </table:table-cell>
          <table:table-cell table:style-name="Tabelle1.A1" office:value-type="string">
            <text:p text:style-name="P34">Warning message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7">2.4.2</text:p>
          </table:table-cell>
          <table:table-cell table:style-name="Tabelle1.A1" office:value-type="string">
            <text:p text:style-name="P37">1. Start a new combat and confirm</text:p>
          </table:table-cell>
          <table:table-cell table:style-name="Tabelle1.A1" office:value-type="string">
            <text:p text:style-name="P37">All fields deleted <text:span text:style-name="T35">when starting new combat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8">2.4.3</text:p>
          </table:table-cell>
          <table:table-cell table:style-name="Tabelle1.A1" office:value-type="string">
            <text:p text:style-name="P38">1. Start a new combat, <text:soft-page-break/>confirm<text:line-break/>2. Store 2 characters<text:line-break/>3. Click “Save and finish”</text:p>
          </table:table-cell>
          <table:table-cell table:style-name="Tabelle1.A1" office:value-type="string">
            <text:p text:style-name="P38">New chars displayed in <text:soft-page-break/>table, old ones remov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9">2.4.4</text:p>
          </table:table-cell>
          <table:table-cell table:style-name="Tabelle1.A1" office:value-type="string">
            <text:p text:style-name="P39">1. Start a new combat, but decline</text:p>
          </table:table-cell>
          <table:table-cell table:style-name="Tabelle1.A1" office:value-type="string">
            <text:p text:style-name="P39">Char creation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0">2.5.1</text:p>
          </table:table-cell>
          <table:table-cell table:style-name="Tabelle1.A1" office:value-type="string">
            <text:p text:style-name="P40">1. Open an existing table</text:p>
          </table:table-cell>
          <table:table-cell table:style-name="Tabelle1.A1" office:value-type="string">
            <text:p text:style-name="P40">Warning window opens, <text:span text:style-name="T37">asking if user should continue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0">2.5.2</text:p>
          </table:table-cell>
          <table:table-cell table:style-name="Tabelle1.A1" office:value-type="string">
            <text:p text:style-name="P40">1. Open an existing table and click “Yes”</text:p>
          </table:table-cell>
          <table:table-cell table:style-name="Tabelle1.A1" office:value-type="string">
            <text:p text:style-name="P43"><text:span text:style-name="T36">Table with stored data opens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0">2.5.3</text:p>
          </table:table-cell>
          <table:table-cell table:style-name="Tabelle1.A1" office:value-type="string">
            <text:p text:style-name="P41">1. Open an existing table and click “<text:span text:style-name="T36">No”</text:span></text:p>
          </table:table-cell>
          <table:table-cell table:style-name="Tabelle1.A1" office:value-type="string">
            <text:p text:style-name="P42">Char creation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4">2.6.1</text:p>
          </table:table-cell>
          <table:table-cell table:style-name="Tabelle1.A1" office:value-type="string">
            <text:p text:style-name="P44">1. Click on exit button on upper right</text:p>
          </table:table-cell>
          <table:table-cell table:style-name="Tabelle1.A1" office:value-type="string">
            <text:p text:style-name="P44">Warning window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6">2.6.2</text:p>
          </table:table-cell>
          <table:table-cell table:style-name="Tabelle1.A1" office:value-type="string">
            <text:p text:style-name="P45">1. Click on exit button on upper right <text:span text:style-name="T38">and click “Yes”</text:span></text:p>
          </table:table-cell>
          <table:table-cell table:style-name="Tabelle1.A1" office:value-type="string">
            <text:p text:style-name="P46">Program <text:span text:style-name="T39">terminates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6">2.6.3</text:p>
          </table:table-cell>
          <table:table-cell table:style-name="Tabelle1.A1" office:value-type="string">
            <text:p text:style-name="P45">1. Click on exit button on upper right <text:span text:style-name="T38">and click “</text:span><text:span text:style-name="T40">No</text:span><text:span text:style-name="T38">”</text:span></text:p>
          </table:table-cell>
          <table:table-cell table:style-name="Tabelle1.A1" office:value-type="string">
            <text:p text:style-name="P47">Char creation layout remains</text:p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0-19T21:30:46.962838585</dc:date>
    <meta:editing-duration>PT44M48S</meta:editing-duration>
    <meta:editing-cycles>65</meta:editing-cycles>
    <meta:document-statistic meta:table-count="1" meta:image-count="0" meta:object-count="0" meta:page-count="3" meta:paragraph-count="95" meta:word-count="670" meta:character-count="3660" meta:non-whitespace-character-count="3078"/>
  </office:meta>
</office:document-meta>
</file>